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-at-t-8000" table:style-name="ta1">
        <table:shapes>
          <draw:frame draw:z-index="0" draw:style-name="gr1" draw:text-style-name="P1" svg:width="7.8323in" svg:height="3.4669in" svg:x="4.2941in" svg:y="0.202in">
            <draw:object draw:notify-on-update-of-ranges="'s-at-t-8000'.A1:'s-at-t-8000'.A41 's-at-t-8000'.B1:'s-at-t-8000'.B1 's-at-t-8000'.B1:'s-at-t-8000'.B41 's-at-t-8000'.A2:'s-at-t-8000'.A41 's-at-t-8000'.C1:'s-at-t-8000'.C1 's-at-t-8000'.C2:'s-at-t-8000'.C41 's-at-t-8000'.A2:'s-at-t-8000'.A41 's-at-t-8000'.D1:'s-at-t-8000'.D1 's-at-t-8000'.D2:'s-at-t-8000'.D4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=100,t=1</text:p>
          </table:table-cell>
          <table:table-cell office:value-type="string" calcext:value-type="string">
            <text:p>Q=50,t=2</text:p>
          </table:table-cell>
          <table:table-cell office:value-type="string" calcext:value-type="string">
            <text:p>Q=10,t=1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196599851529" calcext:value-type="float">
            <text:p>0,59</text:p>
          </table:table-cell>
          <table:table-cell table:style-name="ce1" office:value-type="float" office:value="0.708374471835507" calcext:value-type="float">
            <text:p>0,71</text:p>
          </table:table-cell>
          <table:table-cell table:style-name="ce1" office:value-type="float" office:value="0.818116946476701" calcext:value-type="float">
            <text:p>0,8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2358231591048" calcext:value-type="float">
            <text:p>0,65</text:p>
          </table:table-cell>
          <table:table-cell table:style-name="ce1" office:value-type="float" office:value="0.685539416810827" calcext:value-type="float">
            <text:p>0,69</text:p>
          </table:table-cell>
          <table:table-cell table:style-name="ce1" office:value-type="float" office:value="0.803452238950286" calcext:value-type="float">
            <text:p>0,8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7167182345999" calcext:value-type="float">
            <text:p>0,66</text:p>
          </table:table-cell>
          <table:table-cell table:style-name="ce1" office:value-type="float" office:value="0.701209756413949" calcext:value-type="float">
            <text:p>0,70</text:p>
          </table:table-cell>
          <table:table-cell table:style-name="ce1" office:value-type="float" office:value="0.765107265150454" calcext:value-type="float">
            <text:p>0,7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5747070692531" calcext:value-type="float">
            <text:p>0,63</text:p>
          </table:table-cell>
          <table:table-cell table:style-name="ce1" office:value-type="float" office:value="0.727272427543973" calcext:value-type="float">
            <text:p>0,73</text:p>
          </table:table-cell>
          <table:table-cell table:style-name="ce1" office:value-type="float" office:value="0.764489086961819" calcext:value-type="float">
            <text:p>0,7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581471157567" calcext:value-type="float">
            <text:p>0,70</text:p>
          </table:table-cell>
          <table:table-cell table:style-name="ce1" office:value-type="float" office:value="0.746512485805825" calcext:value-type="float">
            <text:p>0,75</text:p>
          </table:table-cell>
          <table:table-cell table:style-name="ce1" office:value-type="float" office:value="0.791850384673127" calcext:value-type="float">
            <text:p>0,7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1907772634974" calcext:value-type="float">
            <text:p>0,65</text:p>
          </table:table-cell>
          <table:table-cell table:style-name="ce1" office:value-type="float" office:value="0.716154877294403" calcext:value-type="float">
            <text:p>0,72</text:p>
          </table:table-cell>
          <table:table-cell table:style-name="ce1" office:value-type="float" office:value="0.738965073397172" calcext:value-type="float">
            <text:p>0,7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8221830463942" calcext:value-type="float">
            <text:p>0,66</text:p>
          </table:table-cell>
          <table:table-cell table:style-name="ce1" office:value-type="float" office:value="0.685055833209205" calcext:value-type="float">
            <text:p>0,69</text:p>
          </table:table-cell>
          <table:table-cell table:style-name="ce1" office:value-type="float" office:value="0.736881168919861" calcext:value-type="float">
            <text:p>0,7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4897464078133" calcext:value-type="float">
            <text:p>0,62</text:p>
          </table:table-cell>
          <table:table-cell table:style-name="ce1" office:value-type="float" office:value="0.680813146993049" calcext:value-type="float">
            <text:p>0,68</text:p>
          </table:table-cell>
          <table:table-cell table:style-name="ce1" office:value-type="float" office:value="0.724491367146008" calcext:value-type="float">
            <text:p>0,7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6330402432845" calcext:value-type="float">
            <text:p>0,65</text:p>
          </table:table-cell>
          <table:table-cell table:style-name="ce1" office:value-type="float" office:value="0.608726407821161" calcext:value-type="float">
            <text:p>0,61</text:p>
          </table:table-cell>
          <table:table-cell table:style-name="ce1" office:value-type="float" office:value="0.64775536479196" calcext:value-type="float">
            <text:p>0,6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1992442068673" calcext:value-type="float">
            <text:p>0,61</text:p>
          </table:table-cell>
          <table:table-cell table:style-name="ce1" office:value-type="float" office:value="0.615587220788678" calcext:value-type="float">
            <text:p>0,62</text:p>
          </table:table-cell>
          <table:table-cell table:style-name="ce1" office:value-type="float" office:value="0.655025849113649" calcext:value-type="float">
            <text:p>0,6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9614116943995" calcext:value-type="float">
            <text:p>0,59</text:p>
          </table:table-cell>
          <table:table-cell table:style-name="ce1" office:value-type="float" office:value="0.573538183905052" calcext:value-type="float">
            <text:p>0,57</text:p>
          </table:table-cell>
          <table:table-cell table:style-name="ce1" office:value-type="float" office:value="0.639906112898994" calcext:value-type="float">
            <text:p>0,6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5924245325779" calcext:value-type="float">
            <text:p>0,62</text:p>
          </table:table-cell>
          <table:table-cell table:style-name="ce1" office:value-type="float" office:value="0.563279011453393" calcext:value-type="float">
            <text:p>0,56</text:p>
          </table:table-cell>
          <table:table-cell table:style-name="ce1" office:value-type="float" office:value="0.624814058409045" calcext:value-type="float">
            <text:p>0,6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6444240059785" calcext:value-type="float">
            <text:p>0,60</text:p>
          </table:table-cell>
          <table:table-cell table:style-name="ce1" office:value-type="float" office:value="0.597382233158889" calcext:value-type="float">
            <text:p>0,60</text:p>
          </table:table-cell>
          <table:table-cell table:style-name="ce1" office:value-type="float" office:value="0.606183329839174" calcext:value-type="float">
            <text:p>0,6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7507306248431" calcext:value-type="float">
            <text:p>0,67</text:p>
          </table:table-cell>
          <table:table-cell table:style-name="ce1" office:value-type="float" office:value="0.614338288700981" calcext:value-type="float">
            <text:p>0,61</text:p>
          </table:table-cell>
          <table:table-cell table:style-name="ce1" office:value-type="float" office:value="0.623927170419582" calcext:value-type="float">
            <text:p>0,6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2887021601229" calcext:value-type="float">
            <text:p>0,65</text:p>
          </table:table-cell>
          <table:table-cell table:style-name="ce1" office:value-type="float" office:value="0.587602501756441" calcext:value-type="float">
            <text:p>0,59</text:p>
          </table:table-cell>
          <table:table-cell table:style-name="ce1" office:value-type="float" office:value="0.596149929871383" calcext:value-type="float">
            <text:p>0,6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751134645553" calcext:value-type="float">
            <text:p>0,66</text:p>
          </table:table-cell>
          <table:table-cell table:style-name="ce1" office:value-type="float" office:value="0.598526452731929" calcext:value-type="float">
            <text:p>0,60</text:p>
          </table:table-cell>
          <table:table-cell table:style-name="ce1" office:value-type="float" office:value="0.588456653262455" calcext:value-type="float">
            <text:p>0,5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358887651957" calcext:value-type="float">
            <text:p>0,66</text:p>
          </table:table-cell>
          <table:table-cell table:style-name="ce1" office:value-type="float" office:value="0.555637162398979" calcext:value-type="float">
            <text:p>0,56</text:p>
          </table:table-cell>
          <table:table-cell table:style-name="ce1" office:value-type="float" office:value="0.561446730890532" calcext:value-type="float">
            <text:p>0,5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7778498296326" calcext:value-type="float">
            <text:p>0,61</text:p>
          </table:table-cell>
          <table:table-cell table:style-name="ce1" office:value-type="float" office:value="0.57291795206053" calcext:value-type="float">
            <text:p>0,57</text:p>
          </table:table-cell>
          <table:table-cell table:style-name="ce1" office:value-type="float" office:value="0.547136884227144" calcext:value-type="float">
            <text:p>0,5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0885630064994" calcext:value-type="float">
            <text:p>0,61</text:p>
          </table:table-cell>
          <table:table-cell table:style-name="ce1" office:value-type="float" office:value="0.511277622349894" calcext:value-type="float">
            <text:p>0,51</text:p>
          </table:table-cell>
          <table:table-cell table:style-name="ce1" office:value-type="float" office:value="0.483256106033019" calcext:value-type="float">
            <text:p>0,4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23395642628697" calcext:value-type="float">
            <text:p>0,62</text:p>
          </table:table-cell>
          <table:table-cell table:style-name="ce1" office:value-type="float" office:value="0.486073549534519" calcext:value-type="float">
            <text:p>0,49</text:p>
          </table:table-cell>
          <table:table-cell table:style-name="ce1" office:value-type="float" office:value="0.443764194727867" calcext:value-type="float">
            <text:p>0,4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9606950649178" calcext:value-type="float">
            <text:p>0,61</text:p>
          </table:table-cell>
          <table:table-cell table:style-name="ce1" office:value-type="float" office:value="0.465066109991171" calcext:value-type="float">
            <text:p>0,47</text:p>
          </table:table-cell>
          <table:table-cell table:style-name="ce1" office:value-type="float" office:value="0.448312658176369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3085597121839" calcext:value-type="float">
            <text:p>0,58</text:p>
          </table:table-cell>
          <table:table-cell table:style-name="ce1" office:value-type="float" office:value="0.472554330935767" calcext:value-type="float">
            <text:p>0,47</text:p>
          </table:table-cell>
          <table:table-cell table:style-name="ce1" office:value-type="float" office:value="0.445717205198418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93877741147993" calcext:value-type="float">
            <text:p>0,59</text:p>
          </table:table-cell>
          <table:table-cell table:style-name="ce1" office:value-type="float" office:value="0.4611893700667" calcext:value-type="float">
            <text:p>0,46</text:p>
          </table:table-cell>
          <table:table-cell table:style-name="ce1" office:value-type="float" office:value="0.412214967424571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32511323199307" calcext:value-type="float">
            <text:p>0,63</text:p>
          </table:table-cell>
          <table:table-cell table:style-name="ce1" office:value-type="float" office:value="0.477407464239153" calcext:value-type="float">
            <text:p>0,48</text:p>
          </table:table-cell>
          <table:table-cell table:style-name="ce1" office:value-type="float" office:value="0.413324699814847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2198106842469" calcext:value-type="float">
            <text:p>0,65</text:p>
          </table:table-cell>
          <table:table-cell table:style-name="ce1" office:value-type="float" office:value="0.467197814216071" calcext:value-type="float">
            <text:p>0,47</text:p>
          </table:table-cell>
          <table:table-cell table:style-name="ce1" office:value-type="float" office:value="0.392447967025038" calcext:value-type="float">
            <text:p>0,3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9488532897918" calcext:value-type="float">
            <text:p>0,67</text:p>
          </table:table-cell>
          <table:table-cell table:style-name="ce1" office:value-type="float" office:value="0.479620077768886" calcext:value-type="float">
            <text:p>0,48</text:p>
          </table:table-cell>
          <table:table-cell table:style-name="ce1" office:value-type="float" office:value="0.376468912003573" calcext:value-type="float">
            <text:p>0,3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10092017310817" calcext:value-type="float">
            <text:p>0,61</text:p>
          </table:table-cell>
          <table:table-cell table:style-name="ce1" office:value-type="float" office:value="0.447092714338474" calcext:value-type="float">
            <text:p>0,45</text:p>
          </table:table-cell>
          <table:table-cell table:style-name="ce1" office:value-type="float" office:value="0.3734938985249" calcext:value-type="float">
            <text:p>0,3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3714642789914" calcext:value-type="float">
            <text:p>0,64</text:p>
          </table:table-cell>
          <table:table-cell table:style-name="ce1" office:value-type="float" office:value="0.429897545033253" calcext:value-type="float">
            <text:p>0,43</text:p>
          </table:table-cell>
          <table:table-cell table:style-name="ce1" office:value-type="float" office:value="0.337764170396224" calcext:value-type="float">
            <text:p>0,3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26831702665916" calcext:value-type="float">
            <text:p>0,63</text:p>
          </table:table-cell>
          <table:table-cell table:style-name="ce1" office:value-type="float" office:value="0.424744456178219" calcext:value-type="float">
            <text:p>0,42</text:p>
          </table:table-cell>
          <table:table-cell table:style-name="ce1" office:value-type="float" office:value="0.305141546287516" calcext:value-type="float">
            <text:p>0,3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0</text:p>
          </table:table-cell>
          <table:table-cell table:style-name="ce1" office:value-type="float" office:value="0.381013223501714" calcext:value-type="float">
            <text:p>0,38</text:p>
          </table:table-cell>
          <table:table-cell table:style-name="ce1" office:value-type="float" office:value="0.305510953304128" calcext:value-type="float">
            <text:p>0,3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81684407003808" calcext:value-type="float">
            <text:p>0,38</text:p>
          </table:table-cell>
          <table:table-cell table:style-name="ce1" office:value-type="float" office:value="0.26123303493636" calcext:value-type="float">
            <text:p>0,2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58905193985202" calcext:value-type="float">
            <text:p>0,36</text:p>
          </table:table-cell>
          <table:table-cell table:style-name="ce1" office:value-type="float" office:value="0.260700882238086" calcext:value-type="float">
            <text:p>0,2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7281988732826" calcext:value-type="float">
            <text:p>0,37</text:p>
          </table:table-cell>
          <table:table-cell table:style-name="ce1" office:value-type="float" office:value="0.239710604951841" calcext:value-type="float">
            <text:p>0,2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61994617912033" calcext:value-type="float">
            <text:p>0,36</text:p>
          </table:table-cell>
          <table:table-cell table:style-name="ce1" office:value-type="float" office:value="0.244677816870864" calcext:value-type="float">
            <text:p>0,2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225299299179565" calcext:value-type="float">
            <text:p>0,23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20449704194752" calcext:value-type="float">
            <text:p>0,2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82561707743197" calcext:value-type="float">
            <text:p>0,1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66835911476151" calcext:value-type="float">
            <text:p>0,1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46744891480403" calcext:value-type="float">
            <text:p>0,1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257718126207" calcext:value-type="float">
            <text:p>0,13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-at-t-8000_2" table:style-name="ta1">
        <table:shapes>
          <draw:frame draw:z-index="0" draw:style-name="gr1" draw:text-style-name="P1" svg:width="6.8146in" svg:height="3.4622in" svg:x="6.4114in" svg:y="0.6012in">
            <draw:object draw:notify-on-update-of-ranges="'s-at-t-8000_2'.A1:'s-at-t-8000_2'.A41 's-at-t-8000_2'.B1:'s-at-t-8000_2'.B1 's-at-t-8000_2'.B1:'s-at-t-8000_2'.B41 's-at-t-8000_2'.A2:'s-at-t-8000_2'.A41 's-at-t-8000_2'.C1:'s-at-t-8000_2'.C1 's-at-t-8000_2'.C2:'s-at-t-8000_2'.C41 's-at-t-8000_2'.A2:'s-at-t-8000_2'.A41 's-at-t-8000_2'.D1:'s-at-t-8000_2'.D1 's-at-t-8000_2'.D2:'s-at-t-8000_2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=100</text:p>
          </table:table-cell>
          <table:table-cell office:value-type="string" calcext:value-type="string">
            <text:p>Q=50</text:p>
          </table:table-cell>
          <table:table-cell office:value-type="string" calcext:value-type="string">
            <text:p>Q=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0.78" calcext:value-type="float">
            <text:p>0,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G$1]-([.G$1]-[.G$2])/[.G$3]*[.$A2])*(RAND() / 10 + 1-0.05*(COS(2*3.14/10*[.$A2])))" office:value-type="float" office:value="0.600139619195464" calcext:value-type="float">
            <text:p>0,60</text:p>
          </table:table-cell>
          <table:table-cell table:style-name="ce1" table:formula="of:=([.H$1]-([.H$1]-[.H$2])/[.H$3]*[.$A2])*(RAND() / 10 + 1-0.05*(COS(2*3.14/10*[.$A2])))" office:value-type="float" office:value="0.668464005956799" calcext:value-type="float">
            <text:p>0,67</text:p>
          </table:table-cell>
          <table:table-cell table:style-name="ce1" table:formula="of:=([.I$1]-([.I$1]-[.I$2])/[.I$3]*[.$A2])*(RAND() / 10 + 1-0.05*(COS(2*3.14/10*[.$A2])))" office:value-type="float" office:value="0.743275464471862" calcext:value-type="float">
            <text:p>0,74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formula="of:=2*[.G4]/[.G3]-[.G1]" office:value-type="float" office:value="0.58" calcext:value-type="float">
            <text:p>0,58</text:p>
          </table:table-cell>
          <table:table-cell table:style-name="ce2" table:formula="of:=2*[.H4]/[.H3]-[.H1]" office:value-type="float" office:value="0.328571428571428" calcext:value-type="float">
            <text:p>0,33</text:p>
          </table:table-cell>
          <table:table-cell table:style-name="ce2" table:formula="of:=2*[.I4]/[.I3]-[.I1]"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G$1]-([.G$1]-[.G$2])/[.G$3]*[.$A3])*(RAND() / 10 + 1-0.05*(COS(2*3.14/10*[.$A3])))" office:value-type="float" office:value="0.639027304881944" calcext:value-type="float">
            <text:p>0,64</text:p>
          </table:table-cell>
          <table:table-cell table:style-name="ce1" table:formula="of:=([.H$1]-([.H$1]-[.H$2])/[.H$3]*[.$A3])*(RAND() / 10 + 1-0.05*(COS(2*3.14/10*[.$A3])))" office:value-type="float" office:value="0.695325103689312" calcext:value-type="float">
            <text:p>0,70</text:p>
          </table:table-cell>
          <table:table-cell table:style-name="ce1" table:formula="of:=([.I$1]-([.I$1]-[.I$2])/[.I$3]*[.$A3])*(RAND() / 10 + 1-0.05*(COS(2*3.14/10*[.$A3])))" office:value-type="float" office:value="0.783714060262668" calcext:value-type="float">
            <text:p>0,78</text:p>
          </table:table-cell>
          <table:table-cell table:style-name="Default"/>
          <table:table-cell table:style-name="ce1" office:value-type="string" calcext:value-type="string">
            <text:p>c</text:p>
          </table:table-cell>
          <table:table-cell office:value-type="float" office:value="30" calcext:value-type="float">
            <text:p>30,00</text:p>
          </table:table-cell>
          <table:table-cell table:style-name="ce1" office:value-type="float" office:value="35" calcext:value-type="float">
            <text:p>35,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G$1]-([.G$1]-[.G$2])/[.G$3]*[.$A4])*(RAND() / 10 + 1-0.05*(COS(2*3.14/10*[.$A4])))" office:value-type="float" office:value="0.618378319088259" calcext:value-type="float">
            <text:p>0,62</text:p>
          </table:table-cell>
          <table:table-cell table:style-name="ce1" table:formula="of:=([.H$1]-([.H$1]-[.H$2])/[.H$3]*[.$A4])*(RAND() / 10 + 1-0.05*(COS(2*3.14/10*[.$A4])))" office:value-type="float" office:value="0.67052085494615" calcext:value-type="float">
            <text:p>0,67</text:p>
          </table:table-cell>
          <table:table-cell table:style-name="ce1" table:formula="of:=([.I$1]-([.I$1]-[.I$2])/[.I$3]*[.$A4])*(RAND() / 10 + 1-0.05*(COS(2*3.14/10*[.$A4])))" office:value-type="float" office:value="0.748971195026109" calcext:value-type="float">
            <text:p>0,75</text:p>
          </table:table-cell>
          <table:table-cell table:style-name="Default"/>
          <table:table-cell table:style-name="ce1" office:value-type="string" calcext:value-type="string">
            <text:p>d</text:p>
          </table:table-cell>
          <table:table-cell office:value-type="float" office:value="18" calcext:value-type="float">
            <text:p>18,00</text:p>
          </table:table-cell>
          <table:table-cell table:number-columns-repeated="2" table:style-name="ce2" office:value-type="float" office:value="18" calcext:value-type="float">
            <text:p>18,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G$1]-([.G$1]-[.G$2])/[.G$3]*[.$A5])*(RAND() / 10 + 1-0.05*(COS(2*3.14/10*[.$A5])))" office:value-type="float" office:value="0.683271982660882" calcext:value-type="float">
            <text:p>0,68</text:p>
          </table:table-cell>
          <table:table-cell table:style-name="ce1" table:formula="of:=([.H$1]-([.H$1]-[.H$2])/[.H$3]*[.$A5])*(RAND() / 10 + 1-0.05*(COS(2*3.14/10*[.$A5])))" office:value-type="float" office:value="0.709244433740839" calcext:value-type="float">
            <text:p>0,71</text:p>
          </table:table-cell>
          <table:table-cell table:style-name="ce1" table:formula="of:=([.I$1]-([.I$1]-[.I$2])/[.I$3]*[.$A5])*(RAND() / 10 + 1-0.05*(COS(2*3.14/10*[.$A5])))" office:value-type="float" office:value="0.757249013545912" calcext:value-type="float">
            <text:p>0,7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G$1]-([.G$1]-[.G$2])/[.G$3]*[.$A6])*(RAND() / 10 + 1-0.05*(COS(2*3.14/10*[.$A6])))" office:value-type="float" office:value="0.677943105033954" calcext:value-type="float">
            <text:p>0,68</text:p>
          </table:table-cell>
          <table:table-cell table:style-name="ce1" table:formula="of:=([.H$1]-([.H$1]-[.H$2])/[.H$3]*[.$A6])*(RAND() / 10 + 1-0.05*(COS(2*3.14/10*[.$A6])))" office:value-type="float" office:value="0.743521525664062" calcext:value-type="float">
            <text:p>0,74</text:p>
          </table:table-cell>
          <table:table-cell table:style-name="ce1" table:formula="of:=([.I$1]-([.I$1]-[.I$2])/[.I$3]*[.$A6])*(RAND() / 10 + 1-0.05*(COS(2*3.14/10*[.$A6])))" office:value-type="float" office:value="0.774958517930588" calcext:value-type="float">
            <text:p>0,77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G$1]-([.G$1]-[.G$2])/[.G$3]*[.$A7])*(RAND() / 10 + 1-0.05*(COS(2*3.14/10*[.$A7])))" office:value-type="float" office:value="0.670831909992397" calcext:value-type="float">
            <text:p>0,67</text:p>
          </table:table-cell>
          <table:table-cell table:style-name="ce1" table:formula="of:=([.H$1]-([.H$1]-[.H$2])/[.H$3]*[.$A7])*(RAND() / 10 + 1-0.05*(COS(2*3.14/10*[.$A7])))" office:value-type="float" office:value="0.721481238325946" calcext:value-type="float">
            <text:p>0,72</text:p>
          </table:table-cell>
          <table:table-cell table:style-name="ce1" table:formula="of:=([.I$1]-([.I$1]-[.I$2])/[.I$3]*[.$A7])*(RAND() / 10 + 1-0.05*(COS(2*3.14/10*[.$A7])))" office:value-type="float" office:value="0.76872975434292" calcext:value-type="float">
            <text:p>0,77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G$1]-([.G$1]-[.G$2])/[.G$3]*[.$A8])*(RAND() / 10 + 1-0.05*(COS(2*3.14/10*[.$A8])))" office:value-type="float" office:value="0.645968484403035" calcext:value-type="float">
            <text:p>0,65</text:p>
          </table:table-cell>
          <table:table-cell table:style-name="ce1" table:formula="of:=([.H$1]-([.H$1]-[.H$2])/[.H$3]*[.$A8])*(RAND() / 10 + 1-0.05*(COS(2*3.14/10*[.$A8])))" office:value-type="float" office:value="0.71391743590672" calcext:value-type="float">
            <text:p>0,71</text:p>
          </table:table-cell>
          <table:table-cell table:style-name="ce1" table:formula="of:=([.I$1]-([.I$1]-[.I$2])/[.I$3]*[.$A8])*(RAND() / 10 + 1-0.05*(COS(2*3.14/10*[.$A8])))" office:value-type="float" office:value="0.714854752832178" calcext:value-type="float">
            <text:p>0,7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G$1]-([.G$1]-[.G$2])/[.G$3]*[.$A9])*(RAND() / 10 + 1-0.05*(COS(2*3.14/10*[.$A9])))" office:value-type="float" office:value="0.622763806777887" calcext:value-type="float">
            <text:p>0,62</text:p>
          </table:table-cell>
          <table:table-cell table:style-name="ce1" table:formula="of:=([.H$1]-([.H$1]-[.H$2])/[.H$3]*[.$A9])*(RAND() / 10 + 1-0.05*(COS(2*3.14/10*[.$A9])))" office:value-type="float" office:value="0.685743345823904" calcext:value-type="float">
            <text:p>0,69</text:p>
          </table:table-cell>
          <table:table-cell table:style-name="ce1" table:formula="of:=([.I$1]-([.I$1]-[.I$2])/[.I$3]*[.$A9])*(RAND() / 10 + 1-0.05*(COS(2*3.14/10*[.$A9])))" office:value-type="float" office:value="0.67230135608499" calcext:value-type="float">
            <text:p>0,67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G$1]-([.G$1]-[.G$2])/[.G$3]*[.$A10])*(RAND() / 10 + 1-0.05*(COS(2*3.14/10*[.$A10])))" office:value-type="float" office:value="0.648512707815396" calcext:value-type="float">
            <text:p>0,65</text:p>
          </table:table-cell>
          <table:table-cell table:style-name="ce1" table:formula="of:=([.H$1]-([.H$1]-[.H$2])/[.H$3]*[.$A10])*(RAND() / 10 + 1-0.05*(COS(2*3.14/10*[.$A10])))" office:value-type="float" office:value="0.606063905745498" calcext:value-type="float">
            <text:p>0,61</text:p>
          </table:table-cell>
          <table:table-cell table:style-name="ce1" table:formula="of:=([.I$1]-([.I$1]-[.I$2])/[.I$3]*[.$A10])*(RAND() / 10 + 1-0.05*(COS(2*3.14/10*[.$A10])))" office:value-type="float" office:value="0.636117044059034" calcext:value-type="float">
            <text:p>0,6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G$1]-([.G$1]-[.G$2])/[.G$3]*[.$A11])*(RAND() / 10 + 1-0.05*(COS(2*3.14/10*[.$A11])))" office:value-type="float" office:value="0.590734760123597" calcext:value-type="float">
            <text:p>0,59</text:p>
          </table:table-cell>
          <table:table-cell table:style-name="ce1" table:formula="of:=([.H$1]-([.H$1]-[.H$2])/[.H$3]*[.$A11])*(RAND() / 10 + 1-0.05*(COS(2*3.14/10*[.$A11])))" office:value-type="float" office:value="0.609733473454062" calcext:value-type="float">
            <text:p>0,61</text:p>
          </table:table-cell>
          <table:table-cell table:style-name="ce1" table:formula="of:=([.I$1]-([.I$1]-[.I$2])/[.I$3]*[.$A11])*(RAND() / 10 + 1-0.05*(COS(2*3.14/10*[.$A11])))" office:value-type="float" office:value="0.604132279898927" calcext:value-type="float">
            <text:p>0,60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G$1]-([.G$1]-[.G$2])/[.G$3]*[.$A12])*(RAND() / 10 + 1-0.05*(COS(2*3.14/10*[.$A12])))" office:value-type="float" office:value="0.627959789005018" calcext:value-type="float">
            <text:p>0,63</text:p>
          </table:table-cell>
          <table:table-cell table:style-name="ce1" table:formula="of:=([.H$1]-([.H$1]-[.H$2])/[.H$3]*[.$A12])*(RAND() / 10 + 1-0.05*(COS(2*3.14/10*[.$A12])))" office:value-type="float" office:value="0.600540064551397" calcext:value-type="float">
            <text:p>0,60</text:p>
          </table:table-cell>
          <table:table-cell table:style-name="ce1" table:formula="of:=([.I$1]-([.I$1]-[.I$2])/[.I$3]*[.$A12])*(RAND() / 10 + 1-0.05*(COS(2*3.14/10*[.$A12])))" office:value-type="float" office:value="0.617446032063215" calcext:value-type="float">
            <text:p>0,6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G$1]-([.G$1]-[.G$2])/[.G$3]*[.$A13])*(RAND() / 10 + 1-0.05*(COS(2*3.14/10*[.$A13])))" office:value-type="float" office:value="0.617838031427887" calcext:value-type="float">
            <text:p>0,62</text:p>
          </table:table-cell>
          <table:table-cell table:style-name="ce1" table:formula="of:=([.H$1]-([.H$1]-[.H$2])/[.H$3]*[.$A13])*(RAND() / 10 + 1-0.05*(COS(2*3.14/10*[.$A13])))" office:value-type="float" office:value="0.612684212075501" calcext:value-type="float">
            <text:p>0,61</text:p>
          </table:table-cell>
          <table:table-cell table:style-name="ce1" table:formula="of:=([.I$1]-([.I$1]-[.I$2])/[.I$3]*[.$A13])*(RAND() / 10 + 1-0.05*(COS(2*3.14/10*[.$A13])))" office:value-type="float" office:value="0.618713699618551" calcext:value-type="float">
            <text:p>0,6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G$1]-([.G$1]-[.G$2])/[.G$3]*[.$A14])*(RAND() / 10 + 1-0.05*(COS(2*3.14/10*[.$A14])))" office:value-type="float" office:value="0.637863533634963" calcext:value-type="float">
            <text:p>0,64</text:p>
          </table:table-cell>
          <table:table-cell table:style-name="ce1" table:formula="of:=([.H$1]-([.H$1]-[.H$2])/[.H$3]*[.$A14])*(RAND() / 10 + 1-0.05*(COS(2*3.14/10*[.$A14])))" office:value-type="float" office:value="0.603218480194455" calcext:value-type="float">
            <text:p>0,60</text:p>
          </table:table-cell>
          <table:table-cell table:style-name="ce1" table:formula="of:=([.I$1]-([.I$1]-[.I$2])/[.I$3]*[.$A14])*(RAND() / 10 + 1-0.05*(COS(2*3.14/10*[.$A14])))" office:value-type="float" office:value="0.58036175100198" calcext:value-type="float">
            <text:p>0,5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G$1]-([.G$1]-[.G$2])/[.G$3]*[.$A15])*(RAND() / 10 + 1-0.05*(COS(2*3.14/10*[.$A15])))" office:value-type="float" office:value="0.665876010028273" calcext:value-type="float">
            <text:p>0,67</text:p>
          </table:table-cell>
          <table:table-cell table:style-name="ce1" table:formula="of:=([.H$1]-([.H$1]-[.H$2])/[.H$3]*[.$A15])*(RAND() / 10 + 1-0.05*(COS(2*3.14/10*[.$A15])))" office:value-type="float" office:value="0.601081795174828" calcext:value-type="float">
            <text:p>0,60</text:p>
          </table:table-cell>
          <table:table-cell table:style-name="ce1" table:formula="of:=([.I$1]-([.I$1]-[.I$2])/[.I$3]*[.$A15])*(RAND() / 10 + 1-0.05*(COS(2*3.14/10*[.$A15])))" office:value-type="float" office:value="0.579696893371168" calcext:value-type="float">
            <text:p>0,5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G$1]-([.G$1]-[.G$2])/[.G$3]*[.$A16])*(RAND() / 10 + 1-0.05*(COS(2*3.14/10*[.$A16])))" office:value-type="float" office:value="0.645562752315217" calcext:value-type="float">
            <text:p>0,65</text:p>
          </table:table-cell>
          <table:table-cell table:style-name="ce1" table:formula="of:=([.H$1]-([.H$1]-[.H$2])/[.H$3]*[.$A16])*(RAND() / 10 + 1-0.05*(COS(2*3.14/10*[.$A16])))" office:value-type="float" office:value="0.597599604296463" calcext:value-type="float">
            <text:p>0,60</text:p>
          </table:table-cell>
          <table:table-cell table:style-name="ce1" table:formula="of:=([.I$1]-([.I$1]-[.I$2])/[.I$3]*[.$A16])*(RAND() / 10 + 1-0.05*(COS(2*3.14/10*[.$A16])))" office:value-type="float" office:value="0.599041610586813" calcext:value-type="float">
            <text:p>0,60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G$1]-([.G$1]-[.G$2])/[.G$3]*[.$A17])*(RAND() / 10 + 1-0.05*(COS(2*3.14/10*[.$A17])))" office:value-type="float" office:value="0.675657200390017" calcext:value-type="float">
            <text:p>0,68</text:p>
          </table:table-cell>
          <table:table-cell table:style-name="ce1" table:formula="of:=([.H$1]-([.H$1]-[.H$2])/[.H$3]*[.$A17])*(RAND() / 10 + 1-0.05*(COS(2*3.14/10*[.$A17])))" office:value-type="float" office:value="0.610791065012428" calcext:value-type="float">
            <text:p>0,61</text:p>
          </table:table-cell>
          <table:table-cell table:style-name="ce1" table:formula="of:=([.I$1]-([.I$1]-[.I$2])/[.I$3]*[.$A17])*(RAND() / 10 + 1-0.05*(COS(2*3.14/10*[.$A17])))" office:value-type="float" office:value="0.557984003650568" calcext:value-type="float">
            <text:p>0,5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G$1]-([.G$1]-[.G$2])/[.G$3]*[.$A18])*(RAND() / 10 + 1-0.05*(COS(2*3.14/10*[.$A18])))" office:value-type="float" office:value="0.667326607047069" calcext:value-type="float">
            <text:p>0,67</text:p>
          </table:table-cell>
          <table:table-cell table:style-name="ce1" table:formula="of:=([.H$1]-([.H$1]-[.H$2])/[.H$3]*[.$A18])*(RAND() / 10 + 1-0.05*(COS(2*3.14/10*[.$A18])))" office:value-type="float" office:value="0.570995281487296" calcext:value-type="float">
            <text:p>0,57</text:p>
          </table:table-cell>
          <table:table-cell table:style-name="ce1" table:formula="of:=([.I$1]-([.I$1]-[.I$2])/[.I$3]*[.$A18])*(RAND() / 10 + 1-0.05*(COS(2*3.14/10*[.$A18])))" office:value-type="float" office:value="0.57566783318324" calcext:value-type="float">
            <text:p>0,5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G$1]-([.G$1]-[.G$2])/[.G$3]*[.$A19])*(RAND() / 10 + 1-0.05*(COS(2*3.14/10*[.$A19])))" office:value-type="float" office:value="0.61394140038503" calcext:value-type="float">
            <text:p>0,61</text:p>
          </table:table-cell>
          <table:table-cell table:style-name="ce1" table:formula="of:=([.H$1]-([.H$1]-[.H$2])/[.H$3]*[.$A19])*(RAND() / 10 + 1-0.05*(COS(2*3.14/10*[.$A19])))" office:value-type="float" office:value="0.543889068618372" calcext:value-type="float">
            <text:p>0,54</text:p>
          </table:table-cell>
          <table:table-cell table:style-name="ce1" table:formula="of:=([.I$1]-([.I$1]-[.I$2])/[.I$3]*[.$A19])*(RAND() / 10 + 1-0.05*(COS(2*3.14/10*[.$A19])))" office:value-type="float" office:value="0.513077339128393" calcext:value-type="float">
            <text:p>0,5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G$1]-([.G$1]-[.G$2])/[.G$3]*[.$A20])*(RAND() / 10 + 1-0.05*(COS(2*3.14/10*[.$A20])))" office:value-type="float" office:value="0.63170175815582" calcext:value-type="float">
            <text:p>0,63</text:p>
          </table:table-cell>
          <table:table-cell table:style-name="ce1" table:formula="of:=([.H$1]-([.H$1]-[.H$2])/[.H$3]*[.$A20])*(RAND() / 10 + 1-0.05*(COS(2*3.14/10*[.$A20])))" office:value-type="float" office:value="0.503940605407657" calcext:value-type="float">
            <text:p>0,50</text:p>
          </table:table-cell>
          <table:table-cell table:style-name="ce1" table:formula="of:=([.I$1]-([.I$1]-[.I$2])/[.I$3]*[.$A20])*(RAND() / 10 + 1-0.05*(COS(2*3.14/10*[.$A20])))" office:value-type="float" office:value="0.493078693090993" calcext:value-type="float">
            <text:p>0,49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G$1]-([.G$1]-[.G$2])/[.G$3]*[.$A21])*(RAND() / 10 + 1-0.05*(COS(2*3.14/10*[.$A21])))" office:value-type="float" office:value="0.601927097996054" calcext:value-type="float">
            <text:p>0,60</text:p>
          </table:table-cell>
          <table:table-cell table:style-name="ce1" table:formula="of:=([.H$1]-([.H$1]-[.H$2])/[.H$3]*[.$A21])*(RAND() / 10 + 1-0.05*(COS(2*3.14/10*[.$A21])))" office:value-type="float" office:value="0.496260668354836" calcext:value-type="float">
            <text:p>0,50</text:p>
          </table:table-cell>
          <table:table-cell table:style-name="ce1" table:formula="of:=([.I$1]-([.I$1]-[.I$2])/[.I$3]*[.$A21])*(RAND() / 10 + 1-0.05*(COS(2*3.14/10*[.$A21])))" office:value-type="float" office:value="0.441387574945128" calcext:value-type="float">
            <text:p>0,4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G$1]-([.G$1]-[.G$2])/[.G$3]*[.$A22])*(RAND() / 10 + 1-0.05*(COS(2*3.14/10*[.$A22])))" office:value-type="float" office:value="0.611213062529804" calcext:value-type="float">
            <text:p>0,61</text:p>
          </table:table-cell>
          <table:table-cell table:style-name="ce1" table:formula="of:=([.H$1]-([.H$1]-[.H$2])/[.H$3]*[.$A22])*(RAND() / 10 + 1-0.05*(COS(2*3.14/10*[.$A22])))" office:value-type="float" office:value="0.46924581070468" calcext:value-type="float">
            <text:p>0,47</text:p>
          </table:table-cell>
          <table:table-cell table:style-name="ce1" table:formula="of:=([.I$1]-([.I$1]-[.I$2])/[.I$3]*[.$A22])*(RAND() / 10 + 1-0.05*(COS(2*3.14/10*[.$A22])))" office:value-type="float" office:value="0.42845590245724" calcext:value-type="float">
            <text:p>0,43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G$1]-([.G$1]-[.G$2])/[.G$3]*[.$A23])*(RAND() / 10 + 1-0.05*(COS(2*3.14/10*[.$A23])))" office:value-type="float" office:value="0.622681143937024" calcext:value-type="float">
            <text:p>0,62</text:p>
          </table:table-cell>
          <table:table-cell table:style-name="ce1" table:formula="of:=([.H$1]-([.H$1]-[.H$2])/[.H$3]*[.$A23])*(RAND() / 10 + 1-0.05*(COS(2*3.14/10*[.$A23])))" office:value-type="float" office:value="0.458676070688817" calcext:value-type="float">
            <text:p>0,46</text:p>
          </table:table-cell>
          <table:table-cell table:style-name="ce1" table:formula="of:=([.I$1]-([.I$1]-[.I$2])/[.I$3]*[.$A23])*(RAND() / 10 + 1-0.05*(COS(2*3.14/10*[.$A23])))" office:value-type="float" office:value="0.443956511157828" calcext:value-type="float">
            <text:p>0,4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G$1]-([.G$1]-[.G$2])/[.G$3]*[.$A24])*(RAND() / 10 + 1-0.05*(COS(2*3.14/10*[.$A24])))" office:value-type="float" office:value="0.582294079012043" calcext:value-type="float">
            <text:p>0,58</text:p>
          </table:table-cell>
          <table:table-cell table:style-name="ce1" table:formula="of:=([.H$1]-([.H$1]-[.H$2])/[.H$3]*[.$A24])*(RAND() / 10 + 1-0.05*(COS(2*3.14/10*[.$A24])))" office:value-type="float" office:value="0.488171696410103" calcext:value-type="float">
            <text:p>0,49</text:p>
          </table:table-cell>
          <table:table-cell table:style-name="ce1" table:formula="of:=([.I$1]-([.I$1]-[.I$2])/[.I$3]*[.$A24])*(RAND() / 10 + 1-0.05*(COS(2*3.14/10*[.$A24])))" office:value-type="float" office:value="0.416271069157274" calcext:value-type="float">
            <text:p>0,4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G$1]-([.G$1]-[.G$2])/[.G$3]*[.$A25])*(RAND() / 10 + 1-0.05*(COS(2*3.14/10*[.$A25])))" office:value-type="float" office:value="0.6093137139198" calcext:value-type="float">
            <text:p>0,61</text:p>
          </table:table-cell>
          <table:table-cell table:style-name="ce1" table:formula="of:=([.H$1]-([.H$1]-[.H$2])/[.H$3]*[.$A25])*(RAND() / 10 + 1-0.05*(COS(2*3.14/10*[.$A25])))" office:value-type="float" office:value="0.496115223446871" calcext:value-type="float">
            <text:p>0,50</text:p>
          </table:table-cell>
          <table:table-cell table:style-name="ce1" table:formula="of:=([.I$1]-([.I$1]-[.I$2])/[.I$3]*[.$A25])*(RAND() / 10 + 1-0.05*(COS(2*3.14/10*[.$A25])))" office:value-type="float" office:value="0.423659528615639" calcext:value-type="float">
            <text:p>0,4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G$1]-([.G$1]-[.G$2])/[.G$3]*[.$A26])*(RAND() / 10 + 1-0.05*(COS(2*3.14/10*[.$A26])))" office:value-type="float" office:value="0.661847382803524" calcext:value-type="float">
            <text:p>0,66</text:p>
          </table:table-cell>
          <table:table-cell table:style-name="ce1" table:formula="of:=([.H$1]-([.H$1]-[.H$2])/[.H$3]*[.$A26])*(RAND() / 10 + 1-0.05*(COS(2*3.14/10*[.$A26])))" office:value-type="float" office:value="0.468043733777006" calcext:value-type="float">
            <text:p>0,47</text:p>
          </table:table-cell>
          <table:table-cell table:style-name="ce1" table:formula="of:=([.I$1]-([.I$1]-[.I$2])/[.I$3]*[.$A26])*(RAND() / 10 + 1-0.05*(COS(2*3.14/10*[.$A26])))" office:value-type="float" office:value="0.411319454074716" calcext:value-type="float">
            <text:p>0,4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G$1]-([.G$1]-[.G$2])/[.G$3]*[.$A27])*(RAND() / 10 + 1-0.05*(COS(2*3.14/10*[.$A27])))" office:value-type="float" office:value="0.651333441840994" calcext:value-type="float">
            <text:p>0,65</text:p>
          </table:table-cell>
          <table:table-cell table:style-name="ce1" table:formula="of:=([.H$1]-([.H$1]-[.H$2])/[.H$3]*[.$A27])*(RAND() / 10 + 1-0.05*(COS(2*3.14/10*[.$A27])))" office:value-type="float" office:value="0.461422782150594" calcext:value-type="float">
            <text:p>0,46</text:p>
          </table:table-cell>
          <table:table-cell table:style-name="ce1" table:formula="of:=([.I$1]-([.I$1]-[.I$2])/[.I$3]*[.$A27])*(RAND() / 10 + 1-0.05*(COS(2*3.14/10*[.$A27])))" office:value-type="float" office:value="0.379746805037568" calcext:value-type="float">
            <text:p>0,3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G$1]-([.G$1]-[.G$2])/[.G$3]*[.$A28])*(RAND() / 10 + 1-0.05*(COS(2*3.14/10*[.$A28])))" office:value-type="float" office:value="0.614421341792385" calcext:value-type="float">
            <text:p>0,61</text:p>
          </table:table-cell>
          <table:table-cell table:style-name="ce1" table:formula="of:=([.H$1]-([.H$1]-[.H$2])/[.H$3]*[.$A28])*(RAND() / 10 + 1-0.05*(COS(2*3.14/10*[.$A28])))" office:value-type="float" office:value="0.454527440088515" calcext:value-type="float">
            <text:p>0,45</text:p>
          </table:table-cell>
          <table:table-cell table:style-name="ce1" table:formula="of:=([.I$1]-([.I$1]-[.I$2])/[.I$3]*[.$A28])*(RAND() / 10 + 1-0.05*(COS(2*3.14/10*[.$A28])))" office:value-type="float" office:value="0.378406484573139" calcext:value-type="float">
            <text:p>0,3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G$1]-([.G$1]-[.G$2])/[.G$3]*[.$A29])*(RAND() / 10 + 1-0.05*(COS(2*3.14/10*[.$A29])))" office:value-type="float" office:value="0.597917703183145" calcext:value-type="float">
            <text:p>0,60</text:p>
          </table:table-cell>
          <table:table-cell table:style-name="ce1" table:formula="of:=([.H$1]-([.H$1]-[.H$2])/[.H$3]*[.$A29])*(RAND() / 10 + 1-0.05*(COS(2*3.14/10*[.$A29])))" office:value-type="float" office:value="0.459813298489946" calcext:value-type="float">
            <text:p>0,46</text:p>
          </table:table-cell>
          <table:table-cell table:style-name="ce1" table:formula="of:=([.I$1]-([.I$1]-[.I$2])/[.I$3]*[.$A29])*(RAND() / 10 + 1-0.05*(COS(2*3.14/10*[.$A29])))" office:value-type="float" office:value="0.346266851413834" calcext:value-type="float">
            <text:p>0,3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G$1]-([.G$1]-[.G$2])/[.G$3]*[.$A30])*(RAND() / 10 + 1-0.05*(COS(2*3.14/10*[.$A30])))" office:value-type="float" office:value="0.588425052776504" calcext:value-type="float">
            <text:p>0,59</text:p>
          </table:table-cell>
          <table:table-cell table:style-name="ce1" table:formula="of:=([.H$1]-([.H$1]-[.H$2])/[.H$3]*[.$A30])*(RAND() / 10 + 1-0.05*(COS(2*3.14/10*[.$A30])))" office:value-type="float" office:value="0.410654010129994" calcext:value-type="float">
            <text:p>0,41</text:p>
          </table:table-cell>
          <table:table-cell table:style-name="ce1" table:formula="of:=([.I$1]-([.I$1]-[.I$2])/[.I$3]*[.$A30])*(RAND() / 10 + 1-0.05*(COS(2*3.14/10*[.$A30])))" office:value-type="float" office:value="0.325128844611072" calcext:value-type="float">
            <text:p>0,33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0</text:p>
          </table:table-cell>
          <table:table-cell table:style-name="ce1" table:formula="of:=([.H$1]-([.H$1]-[.H$2])/[.H$3]*[.$A31])*(RAND() / 10 + 1-0.05*(COS(2*3.14/10*[.$A31])))" office:value-type="float" office:value="0.414620924232804" calcext:value-type="float">
            <text:p>0,41</text:p>
          </table:table-cell>
          <table:table-cell table:style-name="ce1" table:formula="of:=([.I$1]-([.I$1]-[.I$2])/[.I$3]*[.$A31])*(RAND() / 10 + 1-0.05*(COS(2*3.14/10*[.$A31])))" office:value-type="float" office:value="0.295355824476541" calcext:value-type="float">
            <text:p>0,30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table:style-name="ce1" table:formula="of:=([.H$1]-([.H$1]-[.H$2])/[.H$3]*[.$A32])*(RAND() / 10 + 1-0.05*(COS(2*3.14/10*[.$A32])))" office:value-type="float" office:value="0.362678266773802" calcext:value-type="float">
            <text:p>0,36</text:p>
          </table:table-cell>
          <table:table-cell table:style-name="ce1" table:formula="of:=([.I$1]-([.I$1]-[.I$2])/[.I$3]*[.$A32])*(RAND() / 10 + 1-0.05*(COS(2*3.14/10*[.$A32])))" office:value-type="float" office:value="0.280352624900171" calcext:value-type="float">
            <text:p>0,2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,00</text:p>
          </table:table-cell>
          <table:table-cell table:style-name="ce1" table:formula="of:=([.H$1]-([.H$1]-[.H$2])/[.H$3]*[.$A33])*(RAND() / 10 + 1-0.05*(COS(2*3.14/10*[.$A33])))" office:value-type="float" office:value="0.371083288279153" calcext:value-type="float">
            <text:p>0,37</text:p>
          </table:table-cell>
          <table:table-cell table:style-name="ce1" table:formula="of:=([.I$1]-([.I$1]-[.I$2])/[.I$3]*[.$A33])*(RAND() / 10 + 1-0.05*(COS(2*3.14/10*[.$A33])))" office:value-type="float" office:value="0.250270637050241" calcext:value-type="float">
            <text:p>0,2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,00</text:p>
          </table:table-cell>
          <table:table-cell table:style-name="ce1" table:formula="of:=([.H$1]-([.H$1]-[.H$2])/[.H$3]*[.$A34])*(RAND() / 10 + 1-0.05*(COS(2*3.14/10*[.$A34])))" office:value-type="float" office:value="0.367679190755656" calcext:value-type="float">
            <text:p>0,37</text:p>
          </table:table-cell>
          <table:table-cell table:style-name="ce1" table:formula="of:=([.I$1]-([.I$1]-[.I$2])/[.I$3]*[.$A34])*(RAND() / 10 + 1-0.05*(COS(2*3.14/10*[.$A34])))" office:value-type="float" office:value="0.248797816765483" calcext:value-type="float">
            <text:p>0,2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,00</text:p>
          </table:table-cell>
          <table:table-cell table:style-name="ce1" table:formula="of:=([.H$1]-([.H$1]-[.H$2])/[.H$3]*[.$A35])*(RAND() / 10 + 1-0.05*(COS(2*3.14/10*[.$A35])))" office:value-type="float" office:value="0.380127560156703" calcext:value-type="float">
            <text:p>0,38</text:p>
          </table:table-cell>
          <table:table-cell table:style-name="ce1" table:formula="of:=([.I$1]-([.I$1]-[.I$2])/[.I$3]*[.$A35])*(RAND() / 10 + 1-0.05*(COS(2*3.14/10*[.$A35])))" office:value-type="float" office:value="0.236860532613437" calcext:value-type="float">
            <text:p>0,2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2" calcext:value-type="float">
            <text:p>0,20</text:p>
          </table:table-cell>
          <table:table-cell table:style-name="ce1" table:formula="of:=([.I$1]-([.I$1]-[.I$2])/[.I$3]*[.$A36])*(RAND() / 10 + 1-0.05*(COS(2*3.14/10*[.$A36])))" office:value-type="float" office:value="0.233890705431343" calcext:value-type="float">
            <text:p>0,23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table:formula="of:=([.I$1]-([.I$1]-[.I$2])/[.I$3]*[.$A37])*(RAND() / 10 + 1-0.05*(COS(2*3.14/10*[.$A37])))" office:value-type="float" office:value="0.212483040565709" calcext:value-type="float">
            <text:p>0,2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table:formula="of:=([.I$1]-([.I$1]-[.I$2])/[.I$3]*[.$A38])*(RAND() / 10 + 1-0.05*(COS(2*3.14/10*[.$A38])))" office:value-type="float" office:value="0.185231888513285" calcext:value-type="float">
            <text:p>0,19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table:formula="of:=([.I$1]-([.I$1]-[.I$2])/[.I$3]*[.$A39])*(RAND() / 10 + 1-0.05*(COS(2*3.14/10*[.$A39])))" office:value-type="float" office:value="0.171108060253668" calcext:value-type="float">
            <text:p>0,17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table:formula="of:=([.I$1]-([.I$1]-[.I$2])/[.I$3]*[.$A40])*(RAND() / 10 + 1-0.05*(COS(2*3.14/10*[.$A40])))" office:value-type="float" office:value="0.138143673522665" calcext:value-type="float">
            <text:p>0,1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table:formula="of:=([.I$1]-([.I$1]-[.I$2])/[.I$3]*[.$A41])*(RAND() / 10 + 1-0.05*(COS(2*3.14/10*[.$A41])))" office:value-type="float" office:value="0.123895075467436" calcext:value-type="float">
            <text:p>0,1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3" loext:min-decimal-places="3" number:min-integer-digits="1"/>
    </number:number-style>
    <number:number-style style:name="N10107" number:language="ru" number:country="RU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20:38:58.983758520</meta:creation-date>
    <meta:generator>LibreOffice/6.4.7.2$Linux_X86_64 LibreOffice_project/40$Build-2</meta:generator>
    <dc:date>2025-02-10T10:53:11.501175840</dc:date>
    <meta:editing-duration>P1DT3H30M2S</meta:editing-duration>
    <meta:editing-cycles>20</meta:editing-cycles>
    <meta:document-statistic meta:table-count="2" meta:cell-count="3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1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1cm" svg:height="8.795cm" xlink:href=".." xlink:type="simple" chart:class="chart:scatter" chart:style-name="ch1">
        <chart:legend chart:legend-position="end" svg:x="14.684cm" svg:y="2.717cm" style:legend-expansion="custom" chartooo:width="2.409cm" chartooo:height="3.151cm" style:legend-expansion-aspect-ratio="0.764519200253888" chart:style-name="ch2"/>
        <chart:plot-area chart:style-name="ch3" table:cell-range-address="'s-at-t-8000_2'.A1:'s-at-t-8000_2'.D41" chart:data-source-has-labels="row" svg:x="0.817cm" svg:y="0.183cm" svg:width="13.79cm" svg:height="7.99cm">
          <chartooo:coordinate-region svg:x="1.729cm" svg:y="0.383cm" svg:width="12.691cm" svg:height="7.143cm"/>
          <chart:axis chart:dimension="x" chart:name="primary-x" chart:style-name="ch4">
            <chart:title svg:x="7.893cm" svg:y="8.102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4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_2'.B1:'s-at-t-8000_2'.B41" chart:label-cell-address="'s-at-t-8000_2'.B1:'s-at-t-8000_2'.B1" chart:class="chart:scatter">
            <chart:domain table:cell-range-address="'s-at-t-8000_2'.A1:'s-at-t-8000_2'.A41"/>
            <chart:data-point chart:repeated="41"/>
          </chart:series>
          <chart:series chart:style-name="ch11" chart:values-cell-range-address="'s-at-t-8000_2'.C2:'s-at-t-8000_2'.C41" chart:label-cell-address="'s-at-t-8000_2'.C1:'s-at-t-8000_2'.C1" chart:class="chart:scatter">
            <chart:domain table:cell-range-address="'s-at-t-8000_2'.A2:'s-at-t-8000_2'.A41"/>
            <chart:data-point chart:repeated="40"/>
          </chart:series>
          <chart:series chart:style-name="ch12" chart:values-cell-range-address="'s-at-t-8000_2'.D2:'s-at-t-8000_2'.D41" chart:label-cell-address="'s-at-t-8000_2'.D1:'s-at-t-8000_2'.D1" chart:class="chart:scatter">
            <chart:domain table:cell-range-address="'s-at-t-8000_2'.A2:'s-at-t-8000_2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00</text:p>
                <draw:g>
                  <svg:desc>'s-at-t-8000_2'.B1:'s-at-t-8000_2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50</text:p>
                <draw:g>
                  <svg:desc>'s-at-t-8000_2'.C1:'s-at-t-8000_2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10</text:p>
                <draw:g>
                  <svg:desc>'s-at-t-8000_2'.D1:'s-at-t-8000_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_2'.A1:'s-at-t-8000_2'.A41</svg:desc>
                </draw:g>
              </table:table-cell>
              <table:table-cell office:value-type="float" office:value="NaN">
                <text:p>NaN</text:p>
                <draw:g>
                  <svg:desc>'s-at-t-8000_2'.B1:'s-at-t-8000_2'.B41</svg:desc>
                </draw:g>
              </table:table-cell>
              <table:table-cell office:value-type="float" office:value="0">
                <text:p>0</text:p>
                <draw:g>
                  <svg:desc>'s-at-t-8000_2'.A2:'s-at-t-8000_2'.A41</svg:desc>
                </draw:g>
              </table:table-cell>
              <table:table-cell office:value-type="float" office:value="0.668464005956799">
                <text:p>0.668464005956799</text:p>
                <draw:g>
                  <svg:desc>'s-at-t-8000_2'.C2:'s-at-t-8000_2'.C41</svg:desc>
                </draw:g>
              </table:table-cell>
              <table:table-cell office:value-type="float" office:value="0">
                <text:p>0</text:p>
                <draw:g>
                  <svg:desc>'s-at-t-8000_2'.A2:'s-at-t-8000_2'.A41</svg:desc>
                </draw:g>
              </table:table-cell>
              <table:table-cell office:value-type="float" office:value="0.743275464471862">
                <text:p>0.743275464471862</text:p>
                <draw:g>
                  <svg:desc>'s-at-t-8000_2'.D2:'s-at-t-8000_2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600139619195464">
                <text:p>0.600139619195464</text:p>
              </table:table-cell>
              <table:table-cell office:value-type="float" office:value="1">
                <text:p>1</text:p>
              </table:table-cell>
              <table:table-cell office:value-type="float" office:value="0.695325103689312">
                <text:p>0.695325103689312</text:p>
              </table:table-cell>
              <table:table-cell office:value-type="float" office:value="1">
                <text:p>1</text:p>
              </table:table-cell>
              <table:table-cell office:value-type="float" office:value="0.783714060262668">
                <text:p>0.783714060262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39027304881944">
                <text:p>0.639027304881944</text:p>
              </table:table-cell>
              <table:table-cell office:value-type="float" office:value="2">
                <text:p>2</text:p>
              </table:table-cell>
              <table:table-cell office:value-type="float" office:value="0.67052085494615">
                <text:p>0.67052085494615</text:p>
              </table:table-cell>
              <table:table-cell office:value-type="float" office:value="2">
                <text:p>2</text:p>
              </table:table-cell>
              <table:table-cell office:value-type="float" office:value="0.748971195026109">
                <text:p>0.748971195026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18378319088259">
                <text:p>0.618378319088259</text:p>
              </table:table-cell>
              <table:table-cell office:value-type="float" office:value="3">
                <text:p>3</text:p>
              </table:table-cell>
              <table:table-cell office:value-type="float" office:value="0.709244433740839">
                <text:p>0.709244433740839</text:p>
              </table:table-cell>
              <table:table-cell office:value-type="float" office:value="3">
                <text:p>3</text:p>
              </table:table-cell>
              <table:table-cell office:value-type="float" office:value="0.757249013545912">
                <text:p>0.757249013545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83271982660882">
                <text:p>0.683271982660882</text:p>
              </table:table-cell>
              <table:table-cell office:value-type="float" office:value="4">
                <text:p>4</text:p>
              </table:table-cell>
              <table:table-cell office:value-type="float" office:value="0.743521525664062">
                <text:p>0.743521525664062</text:p>
              </table:table-cell>
              <table:table-cell office:value-type="float" office:value="4">
                <text:p>4</text:p>
              </table:table-cell>
              <table:table-cell office:value-type="float" office:value="0.774958517930588">
                <text:p>0.774958517930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77943105033954">
                <text:p>0.677943105033954</text:p>
              </table:table-cell>
              <table:table-cell office:value-type="float" office:value="5">
                <text:p>5</text:p>
              </table:table-cell>
              <table:table-cell office:value-type="float" office:value="0.721481238325946">
                <text:p>0.721481238325946</text:p>
              </table:table-cell>
              <table:table-cell office:value-type="float" office:value="5">
                <text:p>5</text:p>
              </table:table-cell>
              <table:table-cell office:value-type="float" office:value="0.76872975434292">
                <text:p>0.76872975434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70831909992397">
                <text:p>0.670831909992397</text:p>
              </table:table-cell>
              <table:table-cell office:value-type="float" office:value="6">
                <text:p>6</text:p>
              </table:table-cell>
              <table:table-cell office:value-type="float" office:value="0.71391743590672">
                <text:p>0.71391743590672</text:p>
              </table:table-cell>
              <table:table-cell office:value-type="float" office:value="6">
                <text:p>6</text:p>
              </table:table-cell>
              <table:table-cell office:value-type="float" office:value="0.714854752832178">
                <text:p>0.714854752832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45968484403035">
                <text:p>0.645968484403035</text:p>
              </table:table-cell>
              <table:table-cell office:value-type="float" office:value="7">
                <text:p>7</text:p>
              </table:table-cell>
              <table:table-cell office:value-type="float" office:value="0.685743345823904">
                <text:p>0.685743345823904</text:p>
              </table:table-cell>
              <table:table-cell office:value-type="float" office:value="7">
                <text:p>7</text:p>
              </table:table-cell>
              <table:table-cell office:value-type="float" office:value="0.67230135608499">
                <text:p>0.67230135608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622763806777887">
                <text:p>0.622763806777887</text:p>
              </table:table-cell>
              <table:table-cell office:value-type="float" office:value="8">
                <text:p>8</text:p>
              </table:table-cell>
              <table:table-cell office:value-type="float" office:value="0.606063905745498">
                <text:p>0.606063905745498</text:p>
              </table:table-cell>
              <table:table-cell office:value-type="float" office:value="8">
                <text:p>8</text:p>
              </table:table-cell>
              <table:table-cell office:value-type="float" office:value="0.636117044059034">
                <text:p>0.636117044059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48512707815396">
                <text:p>0.648512707815396</text:p>
              </table:table-cell>
              <table:table-cell office:value-type="float" office:value="9">
                <text:p>9</text:p>
              </table:table-cell>
              <table:table-cell office:value-type="float" office:value="0.609733473454062">
                <text:p>0.609733473454062</text:p>
              </table:table-cell>
              <table:table-cell office:value-type="float" office:value="9">
                <text:p>9</text:p>
              </table:table-cell>
              <table:table-cell office:value-type="float" office:value="0.604132279898927">
                <text:p>0.604132279898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590734760123597">
                <text:p>0.590734760123597</text:p>
              </table:table-cell>
              <table:table-cell office:value-type="float" office:value="10">
                <text:p>10</text:p>
              </table:table-cell>
              <table:table-cell office:value-type="float" office:value="0.600540064551397">
                <text:p>0.600540064551397</text:p>
              </table:table-cell>
              <table:table-cell office:value-type="float" office:value="10">
                <text:p>10</text:p>
              </table:table-cell>
              <table:table-cell office:value-type="float" office:value="0.617446032063215">
                <text:p>0.617446032063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627959789005018">
                <text:p>0.627959789005018</text:p>
              </table:table-cell>
              <table:table-cell office:value-type="float" office:value="11">
                <text:p>11</text:p>
              </table:table-cell>
              <table:table-cell office:value-type="float" office:value="0.612684212075501">
                <text:p>0.612684212075501</text:p>
              </table:table-cell>
              <table:table-cell office:value-type="float" office:value="11">
                <text:p>11</text:p>
              </table:table-cell>
              <table:table-cell office:value-type="float" office:value="0.618713699618551">
                <text:p>0.618713699618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617838031427887">
                <text:p>0.617838031427887</text:p>
              </table:table-cell>
              <table:table-cell office:value-type="float" office:value="12">
                <text:p>12</text:p>
              </table:table-cell>
              <table:table-cell office:value-type="float" office:value="0.603218480194455">
                <text:p>0.603218480194455</text:p>
              </table:table-cell>
              <table:table-cell office:value-type="float" office:value="12">
                <text:p>12</text:p>
              </table:table-cell>
              <table:table-cell office:value-type="float" office:value="0.58036175100198">
                <text:p>0.58036175100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637863533634963">
                <text:p>0.637863533634963</text:p>
              </table:table-cell>
              <table:table-cell office:value-type="float" office:value="13">
                <text:p>13</text:p>
              </table:table-cell>
              <table:table-cell office:value-type="float" office:value="0.601081795174828">
                <text:p>0.601081795174828</text:p>
              </table:table-cell>
              <table:table-cell office:value-type="float" office:value="13">
                <text:p>13</text:p>
              </table:table-cell>
              <table:table-cell office:value-type="float" office:value="0.579696893371168">
                <text:p>0.579696893371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665876010028273">
                <text:p>0.665876010028273</text:p>
              </table:table-cell>
              <table:table-cell office:value-type="float" office:value="14">
                <text:p>14</text:p>
              </table:table-cell>
              <table:table-cell office:value-type="float" office:value="0.597599604296463">
                <text:p>0.597599604296463</text:p>
              </table:table-cell>
              <table:table-cell office:value-type="float" office:value="14">
                <text:p>14</text:p>
              </table:table-cell>
              <table:table-cell office:value-type="float" office:value="0.599041610586813">
                <text:p>0.599041610586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645562752315217">
                <text:p>0.645562752315217</text:p>
              </table:table-cell>
              <table:table-cell office:value-type="float" office:value="15">
                <text:p>15</text:p>
              </table:table-cell>
              <table:table-cell office:value-type="float" office:value="0.610791065012428">
                <text:p>0.610791065012428</text:p>
              </table:table-cell>
              <table:table-cell office:value-type="float" office:value="15">
                <text:p>15</text:p>
              </table:table-cell>
              <table:table-cell office:value-type="float" office:value="0.557984003650568">
                <text:p>0.557984003650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675657200390017">
                <text:p>0.675657200390017</text:p>
              </table:table-cell>
              <table:table-cell office:value-type="float" office:value="16">
                <text:p>16</text:p>
              </table:table-cell>
              <table:table-cell office:value-type="float" office:value="0.570995281487296">
                <text:p>0.570995281487296</text:p>
              </table:table-cell>
              <table:table-cell office:value-type="float" office:value="16">
                <text:p>16</text:p>
              </table:table-cell>
              <table:table-cell office:value-type="float" office:value="0.57566783318324">
                <text:p>0.57566783318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667326607047069">
                <text:p>0.667326607047069</text:p>
              </table:table-cell>
              <table:table-cell office:value-type="float" office:value="17">
                <text:p>17</text:p>
              </table:table-cell>
              <table:table-cell office:value-type="float" office:value="0.543889068618372">
                <text:p>0.543889068618372</text:p>
              </table:table-cell>
              <table:table-cell office:value-type="float" office:value="17">
                <text:p>17</text:p>
              </table:table-cell>
              <table:table-cell office:value-type="float" office:value="0.513077339128393">
                <text:p>0.513077339128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61394140038503">
                <text:p>0.61394140038503</text:p>
              </table:table-cell>
              <table:table-cell office:value-type="float" office:value="18">
                <text:p>18</text:p>
              </table:table-cell>
              <table:table-cell office:value-type="float" office:value="0.503940605407657">
                <text:p>0.503940605407657</text:p>
              </table:table-cell>
              <table:table-cell office:value-type="float" office:value="18">
                <text:p>18</text:p>
              </table:table-cell>
              <table:table-cell office:value-type="float" office:value="0.493078693090993">
                <text:p>0.493078693090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63170175815582">
                <text:p>0.63170175815582</text:p>
              </table:table-cell>
              <table:table-cell office:value-type="float" office:value="19">
                <text:p>19</text:p>
              </table:table-cell>
              <table:table-cell office:value-type="float" office:value="0.496260668354836">
                <text:p>0.496260668354836</text:p>
              </table:table-cell>
              <table:table-cell office:value-type="float" office:value="19">
                <text:p>19</text:p>
              </table:table-cell>
              <table:table-cell office:value-type="float" office:value="0.441387574945128">
                <text:p>0.441387574945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601927097996054">
                <text:p>0.601927097996054</text:p>
              </table:table-cell>
              <table:table-cell office:value-type="float" office:value="20">
                <text:p>20</text:p>
              </table:table-cell>
              <table:table-cell office:value-type="float" office:value="0.46924581070468">
                <text:p>0.46924581070468</text:p>
              </table:table-cell>
              <table:table-cell office:value-type="float" office:value="20">
                <text:p>20</text:p>
              </table:table-cell>
              <table:table-cell office:value-type="float" office:value="0.42845590245724">
                <text:p>0.42845590245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611213062529804">
                <text:p>0.611213062529804</text:p>
              </table:table-cell>
              <table:table-cell office:value-type="float" office:value="21">
                <text:p>21</text:p>
              </table:table-cell>
              <table:table-cell office:value-type="float" office:value="0.458676070688817">
                <text:p>0.458676070688817</text:p>
              </table:table-cell>
              <table:table-cell office:value-type="float" office:value="21">
                <text:p>21</text:p>
              </table:table-cell>
              <table:table-cell office:value-type="float" office:value="0.443956511157828">
                <text:p>0.443956511157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622681143937024">
                <text:p>0.622681143937024</text:p>
              </table:table-cell>
              <table:table-cell office:value-type="float" office:value="22">
                <text:p>22</text:p>
              </table:table-cell>
              <table:table-cell office:value-type="float" office:value="0.488171696410103">
                <text:p>0.488171696410103</text:p>
              </table:table-cell>
              <table:table-cell office:value-type="float" office:value="22">
                <text:p>22</text:p>
              </table:table-cell>
              <table:table-cell office:value-type="float" office:value="0.416271069157274">
                <text:p>0.416271069157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582294079012043">
                <text:p>0.582294079012043</text:p>
              </table:table-cell>
              <table:table-cell office:value-type="float" office:value="23">
                <text:p>23</text:p>
              </table:table-cell>
              <table:table-cell office:value-type="float" office:value="0.496115223446871">
                <text:p>0.496115223446871</text:p>
              </table:table-cell>
              <table:table-cell office:value-type="float" office:value="23">
                <text:p>23</text:p>
              </table:table-cell>
              <table:table-cell office:value-type="float" office:value="0.423659528615639">
                <text:p>0.423659528615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6093137139198">
                <text:p>0.6093137139198</text:p>
              </table:table-cell>
              <table:table-cell office:value-type="float" office:value="24">
                <text:p>24</text:p>
              </table:table-cell>
              <table:table-cell office:value-type="float" office:value="0.468043733777006">
                <text:p>0.468043733777006</text:p>
              </table:table-cell>
              <table:table-cell office:value-type="float" office:value="24">
                <text:p>24</text:p>
              </table:table-cell>
              <table:table-cell office:value-type="float" office:value="0.411319454074716">
                <text:p>0.411319454074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661847382803524">
                <text:p>0.661847382803524</text:p>
              </table:table-cell>
              <table:table-cell office:value-type="float" office:value="25">
                <text:p>25</text:p>
              </table:table-cell>
              <table:table-cell office:value-type="float" office:value="0.461422782150594">
                <text:p>0.461422782150594</text:p>
              </table:table-cell>
              <table:table-cell office:value-type="float" office:value="25">
                <text:p>25</text:p>
              </table:table-cell>
              <table:table-cell office:value-type="float" office:value="0.379746805037568">
                <text:p>0.379746805037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651333441840994">
                <text:p>0.651333441840994</text:p>
              </table:table-cell>
              <table:table-cell office:value-type="float" office:value="26">
                <text:p>26</text:p>
              </table:table-cell>
              <table:table-cell office:value-type="float" office:value="0.454527440088515">
                <text:p>0.454527440088515</text:p>
              </table:table-cell>
              <table:table-cell office:value-type="float" office:value="26">
                <text:p>26</text:p>
              </table:table-cell>
              <table:table-cell office:value-type="float" office:value="0.378406484573139">
                <text:p>0.378406484573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614421341792385">
                <text:p>0.614421341792385</text:p>
              </table:table-cell>
              <table:table-cell office:value-type="float" office:value="27">
                <text:p>27</text:p>
              </table:table-cell>
              <table:table-cell office:value-type="float" office:value="0.459813298489946">
                <text:p>0.459813298489946</text:p>
              </table:table-cell>
              <table:table-cell office:value-type="float" office:value="27">
                <text:p>27</text:p>
              </table:table-cell>
              <table:table-cell office:value-type="float" office:value="0.346266851413834">
                <text:p>0.346266851413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597917703183145">
                <text:p>0.597917703183145</text:p>
              </table:table-cell>
              <table:table-cell office:value-type="float" office:value="28">
                <text:p>28</text:p>
              </table:table-cell>
              <table:table-cell office:value-type="float" office:value="0.410654010129994">
                <text:p>0.410654010129994</text:p>
              </table:table-cell>
              <table:table-cell office:value-type="float" office:value="28">
                <text:p>28</text:p>
              </table:table-cell>
              <table:table-cell office:value-type="float" office:value="0.325128844611072">
                <text:p>0.325128844611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588425052776504">
                <text:p>0.588425052776504</text:p>
              </table:table-cell>
              <table:table-cell office:value-type="float" office:value="29">
                <text:p>29</text:p>
              </table:table-cell>
              <table:table-cell office:value-type="float" office:value="0.414620924232804">
                <text:p>0.414620924232804</text:p>
              </table:table-cell>
              <table:table-cell office:value-type="float" office:value="29">
                <text:p>29</text:p>
              </table:table-cell>
              <table:table-cell office:value-type="float" office:value="0.295355824476541">
                <text:p>0.295355824476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362678266773802">
                <text:p>0.362678266773802</text:p>
              </table:table-cell>
              <table:table-cell office:value-type="float" office:value="30">
                <text:p>30</text:p>
              </table:table-cell>
              <table:table-cell office:value-type="float" office:value="0.280352624900171">
                <text:p>0.280352624900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371083288279153">
                <text:p>0.371083288279153</text:p>
              </table:table-cell>
              <table:table-cell office:value-type="float" office:value="31">
                <text:p>31</text:p>
              </table:table-cell>
              <table:table-cell office:value-type="float" office:value="0.250270637050241">
                <text:p>0.250270637050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367679190755656">
                <text:p>0.367679190755656</text:p>
              </table:table-cell>
              <table:table-cell office:value-type="float" office:value="32">
                <text:p>32</text:p>
              </table:table-cell>
              <table:table-cell office:value-type="float" office:value="0.248797816765483">
                <text:p>0.2487978167654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.380127560156703">
                <text:p>0.380127560156703</text:p>
              </table:table-cell>
              <table:table-cell office:value-type="float" office:value="33">
                <text:p>33</text:p>
              </table:table-cell>
              <table:table-cell office:value-type="float" office:value="0.236860532613437">
                <text:p>0.236860532613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33890705431343">
                <text:p>0.233890705431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.212483040565709">
                <text:p>0.212483040565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.185231888513285">
                <text:p>0.185231888513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.171108060253668">
                <text:p>0.171108060253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138143673522665">
                <text:p>0.138143673522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.123895075467436">
                <text:p>0.123895075467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1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5cm" svg:height="8.807cm" xlink:href=".." xlink:type="simple" chart:class="chart:scatter" chart:style-name="ch1">
        <chart:legend chart:legend-position="end" svg:x="15.448cm" svg:y="2.72cm" style:legend-expansion="custom" chartooo:width="4.196cm" chartooo:height="3.155cm" style:legend-expansion-aspect-ratio="1.32995245641838" chart:style-name="ch2"/>
        <chart:plot-area chart:style-name="ch3" table:cell-range-address="'s-at-t-8000'.A1:'s-at-t-8000'.D41" chart:data-source-has-labels="row" svg:x="1.073cm" svg:y="0.183cm" svg:width="14.013cm" svg:height="7.996cm">
          <chartooo:coordinate-region svg:x="1.985cm" svg:y="0.382cm" svg:width="12.914cm" svg:height="7.15cm"/>
          <chart:axis chart:dimension="x" chart:name="primary-x" chart:style-name="ch4">
            <chart:title svg:x="9.069cm" svg:y="8.113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9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'.B1:'s-at-t-8000'.B41" chart:label-cell-address="'s-at-t-8000'.B1:'s-at-t-8000'.B1" chart:class="chart:scatter">
            <chart:domain table:cell-range-address="'s-at-t-8000'.A1:'s-at-t-8000'.A41"/>
            <chart:data-point chart:repeated="41"/>
          </chart:series>
          <chart:series chart:style-name="ch11" chart:values-cell-range-address="'s-at-t-8000'.C2:'s-at-t-8000'.C41" chart:label-cell-address="'s-at-t-8000'.C1:'s-at-t-8000'.C1" chart:class="chart:scatter">
            <chart:domain table:cell-range-address="'s-at-t-8000'.A2:'s-at-t-8000'.A41"/>
            <chart:data-point chart:repeated="40"/>
          </chart:series>
          <chart:series chart:style-name="ch12" chart:values-cell-range-address="'s-at-t-8000'.D2:'s-at-t-8000'.D41" chart:label-cell-address="'s-at-t-8000'.D1:'s-at-t-8000'.D1" chart:class="chart:scatter">
            <chart:domain table:cell-range-address="'s-at-t-8000'.A2:'s-at-t-8000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00,t=1</text:p>
                <draw:g>
                  <svg:desc>'s-at-t-8000'.B1:'s-at-t-8000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50,t=2</text:p>
                <draw:g>
                  <svg:desc>'s-at-t-8000'.C1:'s-at-t-8000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10,t=10</text:p>
                <draw:g>
                  <svg:desc>'s-at-t-8000'.D1:'s-at-t-8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'.A1:'s-at-t-8000'.A41</svg:desc>
                </draw:g>
              </table:table-cell>
              <table:table-cell office:value-type="float" office:value="NaN">
                <text:p>NaN</text:p>
                <draw:g>
                  <svg:desc>'s-at-t-8000'.B1:'s-at-t-8000'.B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708374471835507">
                <text:p>0.708374471835507</text:p>
                <draw:g>
                  <svg:desc>'s-at-t-8000'.C2:'s-at-t-8000'.C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818116946476701">
                <text:p>0.818116946476701</text:p>
                <draw:g>
                  <svg:desc>'s-at-t-8000'.D2:'s-at-t-8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92196599851529">
                <text:p>0.592196599851529</text:p>
              </table:table-cell>
              <table:table-cell office:value-type="float" office:value="1">
                <text:p>1</text:p>
              </table:table-cell>
              <table:table-cell office:value-type="float" office:value="0.685539416810827">
                <text:p>0.685539416810827</text:p>
              </table:table-cell>
              <table:table-cell office:value-type="float" office:value="1">
                <text:p>1</text:p>
              </table:table-cell>
              <table:table-cell office:value-type="float" office:value="0.803452238950286">
                <text:p>0.80345223895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52358231591048">
                <text:p>0.652358231591048</text:p>
              </table:table-cell>
              <table:table-cell office:value-type="float" office:value="2">
                <text:p>2</text:p>
              </table:table-cell>
              <table:table-cell office:value-type="float" office:value="0.701209756413949">
                <text:p>0.701209756413949</text:p>
              </table:table-cell>
              <table:table-cell office:value-type="float" office:value="2">
                <text:p>2</text:p>
              </table:table-cell>
              <table:table-cell office:value-type="float" office:value="0.765107265150454">
                <text:p>0.765107265150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57167182345999">
                <text:p>0.657167182345999</text:p>
              </table:table-cell>
              <table:table-cell office:value-type="float" office:value="3">
                <text:p>3</text:p>
              </table:table-cell>
              <table:table-cell office:value-type="float" office:value="0.727272427543973">
                <text:p>0.727272427543973</text:p>
              </table:table-cell>
              <table:table-cell office:value-type="float" office:value="3">
                <text:p>3</text:p>
              </table:table-cell>
              <table:table-cell office:value-type="float" office:value="0.764489086961819">
                <text:p>0.764489086961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747070692531">
                <text:p>0.625747070692531</text:p>
              </table:table-cell>
              <table:table-cell office:value-type="float" office:value="4">
                <text:p>4</text:p>
              </table:table-cell>
              <table:table-cell office:value-type="float" office:value="0.746512485805825">
                <text:p>0.746512485805825</text:p>
              </table:table-cell>
              <table:table-cell office:value-type="float" office:value="4">
                <text:p>4</text:p>
              </table:table-cell>
              <table:table-cell office:value-type="float" office:value="0.791850384673127">
                <text:p>0.791850384673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9581471157567">
                <text:p>0.69581471157567</text:p>
              </table:table-cell>
              <table:table-cell office:value-type="float" office:value="5">
                <text:p>5</text:p>
              </table:table-cell>
              <table:table-cell office:value-type="float" office:value="0.716154877294403">
                <text:p>0.716154877294403</text:p>
              </table:table-cell>
              <table:table-cell office:value-type="float" office:value="5">
                <text:p>5</text:p>
              </table:table-cell>
              <table:table-cell office:value-type="float" office:value="0.738965073397172">
                <text:p>0.738965073397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51907772634974">
                <text:p>0.651907772634974</text:p>
              </table:table-cell>
              <table:table-cell office:value-type="float" office:value="6">
                <text:p>6</text:p>
              </table:table-cell>
              <table:table-cell office:value-type="float" office:value="0.685055833209205">
                <text:p>0.685055833209205</text:p>
              </table:table-cell>
              <table:table-cell office:value-type="float" office:value="6">
                <text:p>6</text:p>
              </table:table-cell>
              <table:table-cell office:value-type="float" office:value="0.736881168919861">
                <text:p>0.736881168919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58221830463942">
                <text:p>0.658221830463942</text:p>
              </table:table-cell>
              <table:table-cell office:value-type="float" office:value="7">
                <text:p>7</text:p>
              </table:table-cell>
              <table:table-cell office:value-type="float" office:value="0.680813146993049">
                <text:p>0.680813146993049</text:p>
              </table:table-cell>
              <table:table-cell office:value-type="float" office:value="7">
                <text:p>7</text:p>
              </table:table-cell>
              <table:table-cell office:value-type="float" office:value="0.724491367146008">
                <text:p>0.724491367146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624897464078133">
                <text:p>0.624897464078133</text:p>
              </table:table-cell>
              <table:table-cell office:value-type="float" office:value="8">
                <text:p>8</text:p>
              </table:table-cell>
              <table:table-cell office:value-type="float" office:value="0.608726407821161">
                <text:p>0.608726407821161</text:p>
              </table:table-cell>
              <table:table-cell office:value-type="float" office:value="8">
                <text:p>8</text:p>
              </table:table-cell>
              <table:table-cell office:value-type="float" office:value="0.64775536479196">
                <text:p>0.64775536479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46330402432845">
                <text:p>0.646330402432845</text:p>
              </table:table-cell>
              <table:table-cell office:value-type="float" office:value="9">
                <text:p>9</text:p>
              </table:table-cell>
              <table:table-cell office:value-type="float" office:value="0.615587220788678">
                <text:p>0.615587220788678</text:p>
              </table:table-cell>
              <table:table-cell office:value-type="float" office:value="9">
                <text:p>9</text:p>
              </table:table-cell>
              <table:table-cell office:value-type="float" office:value="0.655025849113649">
                <text:p>0.65502584911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611992442068673">
                <text:p>0.611992442068673</text:p>
              </table:table-cell>
              <table:table-cell office:value-type="float" office:value="10">
                <text:p>10</text:p>
              </table:table-cell>
              <table:table-cell office:value-type="float" office:value="0.573538183905052">
                <text:p>0.573538183905052</text:p>
              </table:table-cell>
              <table:table-cell office:value-type="float" office:value="10">
                <text:p>10</text:p>
              </table:table-cell>
              <table:table-cell office:value-type="float" office:value="0.639906112898994">
                <text:p>0.63990611289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89614116943995">
                <text:p>0.589614116943995</text:p>
              </table:table-cell>
              <table:table-cell office:value-type="float" office:value="11">
                <text:p>11</text:p>
              </table:table-cell>
              <table:table-cell office:value-type="float" office:value="0.563279011453393">
                <text:p>0.563279011453393</text:p>
              </table:table-cell>
              <table:table-cell office:value-type="float" office:value="11">
                <text:p>11</text:p>
              </table:table-cell>
              <table:table-cell office:value-type="float" office:value="0.624814058409045">
                <text:p>0.6248140584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615924245325779">
                <text:p>0.615924245325779</text:p>
              </table:table-cell>
              <table:table-cell office:value-type="float" office:value="12">
                <text:p>12</text:p>
              </table:table-cell>
              <table:table-cell office:value-type="float" office:value="0.597382233158889">
                <text:p>0.597382233158889</text:p>
              </table:table-cell>
              <table:table-cell office:value-type="float" office:value="12">
                <text:p>12</text:p>
              </table:table-cell>
              <table:table-cell office:value-type="float" office:value="0.606183329839174">
                <text:p>0.606183329839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96444240059785">
                <text:p>0.596444240059785</text:p>
              </table:table-cell>
              <table:table-cell office:value-type="float" office:value="13">
                <text:p>13</text:p>
              </table:table-cell>
              <table:table-cell office:value-type="float" office:value="0.614338288700981">
                <text:p>0.614338288700981</text:p>
              </table:table-cell>
              <table:table-cell office:value-type="float" office:value="13">
                <text:p>13</text:p>
              </table:table-cell>
              <table:table-cell office:value-type="float" office:value="0.623927170419582">
                <text:p>0.623927170419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667507306248431">
                <text:p>0.667507306248431</text:p>
              </table:table-cell>
              <table:table-cell office:value-type="float" office:value="14">
                <text:p>14</text:p>
              </table:table-cell>
              <table:table-cell office:value-type="float" office:value="0.587602501756441">
                <text:p>0.587602501756441</text:p>
              </table:table-cell>
              <table:table-cell office:value-type="float" office:value="14">
                <text:p>14</text:p>
              </table:table-cell>
              <table:table-cell office:value-type="float" office:value="0.596149929871383">
                <text:p>0.596149929871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652887021601229">
                <text:p>0.652887021601229</text:p>
              </table:table-cell>
              <table:table-cell office:value-type="float" office:value="15">
                <text:p>15</text:p>
              </table:table-cell>
              <table:table-cell office:value-type="float" office:value="0.598526452731929">
                <text:p>0.598526452731929</text:p>
              </table:table-cell>
              <table:table-cell office:value-type="float" office:value="15">
                <text:p>15</text:p>
              </table:table-cell>
              <table:table-cell office:value-type="float" office:value="0.588456653262455">
                <text:p>0.588456653262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65751134645553">
                <text:p>0.65751134645553</text:p>
              </table:table-cell>
              <table:table-cell office:value-type="float" office:value="16">
                <text:p>16</text:p>
              </table:table-cell>
              <table:table-cell office:value-type="float" office:value="0.555637162398979">
                <text:p>0.555637162398979</text:p>
              </table:table-cell>
              <table:table-cell office:value-type="float" office:value="16">
                <text:p>16</text:p>
              </table:table-cell>
              <table:table-cell office:value-type="float" office:value="0.561446730890532">
                <text:p>0.561446730890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662358887651957">
                <text:p>0.662358887651957</text:p>
              </table:table-cell>
              <table:table-cell office:value-type="float" office:value="17">
                <text:p>17</text:p>
              </table:table-cell>
              <table:table-cell office:value-type="float" office:value="0.57291795206053">
                <text:p>0.57291795206053</text:p>
              </table:table-cell>
              <table:table-cell office:value-type="float" office:value="17">
                <text:p>17</text:p>
              </table:table-cell>
              <table:table-cell office:value-type="float" office:value="0.547136884227144">
                <text:p>0.547136884227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607778498296326">
                <text:p>0.607778498296326</text:p>
              </table:table-cell>
              <table:table-cell office:value-type="float" office:value="18">
                <text:p>18</text:p>
              </table:table-cell>
              <table:table-cell office:value-type="float" office:value="0.511277622349894">
                <text:p>0.511277622349894</text:p>
              </table:table-cell>
              <table:table-cell office:value-type="float" office:value="18">
                <text:p>18</text:p>
              </table:table-cell>
              <table:table-cell office:value-type="float" office:value="0.483256106033019">
                <text:p>0.483256106033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60885630064994">
                <text:p>0.60885630064994</text:p>
              </table:table-cell>
              <table:table-cell office:value-type="float" office:value="19">
                <text:p>19</text:p>
              </table:table-cell>
              <table:table-cell office:value-type="float" office:value="0.486073549534519">
                <text:p>0.486073549534519</text:p>
              </table:table-cell>
              <table:table-cell office:value-type="float" office:value="19">
                <text:p>19</text:p>
              </table:table-cell>
              <table:table-cell office:value-type="float" office:value="0.443764194727867">
                <text:p>0.443764194727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623395642628697">
                <text:p>0.623395642628697</text:p>
              </table:table-cell>
              <table:table-cell office:value-type="float" office:value="20">
                <text:p>20</text:p>
              </table:table-cell>
              <table:table-cell office:value-type="float" office:value="0.465066109991171">
                <text:p>0.465066109991171</text:p>
              </table:table-cell>
              <table:table-cell office:value-type="float" office:value="20">
                <text:p>20</text:p>
              </table:table-cell>
              <table:table-cell office:value-type="float" office:value="0.448312658176369">
                <text:p>0.448312658176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609606950649178">
                <text:p>0.609606950649178</text:p>
              </table:table-cell>
              <table:table-cell office:value-type="float" office:value="21">
                <text:p>21</text:p>
              </table:table-cell>
              <table:table-cell office:value-type="float" office:value="0.472554330935767">
                <text:p>0.472554330935767</text:p>
              </table:table-cell>
              <table:table-cell office:value-type="float" office:value="21">
                <text:p>21</text:p>
              </table:table-cell>
              <table:table-cell office:value-type="float" office:value="0.445717205198418">
                <text:p>0.445717205198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583085597121839">
                <text:p>0.583085597121839</text:p>
              </table:table-cell>
              <table:table-cell office:value-type="float" office:value="22">
                <text:p>22</text:p>
              </table:table-cell>
              <table:table-cell office:value-type="float" office:value="0.4611893700667">
                <text:p>0.4611893700667</text:p>
              </table:table-cell>
              <table:table-cell office:value-type="float" office:value="22">
                <text:p>22</text:p>
              </table:table-cell>
              <table:table-cell office:value-type="float" office:value="0.412214967424571">
                <text:p>0.412214967424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593877741147993">
                <text:p>0.593877741147993</text:p>
              </table:table-cell>
              <table:table-cell office:value-type="float" office:value="23">
                <text:p>23</text:p>
              </table:table-cell>
              <table:table-cell office:value-type="float" office:value="0.477407464239153">
                <text:p>0.477407464239153</text:p>
              </table:table-cell>
              <table:table-cell office:value-type="float" office:value="23">
                <text:p>23</text:p>
              </table:table-cell>
              <table:table-cell office:value-type="float" office:value="0.413324699814847">
                <text:p>0.413324699814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632511323199307">
                <text:p>0.632511323199307</text:p>
              </table:table-cell>
              <table:table-cell office:value-type="float" office:value="24">
                <text:p>24</text:p>
              </table:table-cell>
              <table:table-cell office:value-type="float" office:value="0.467197814216071">
                <text:p>0.467197814216071</text:p>
              </table:table-cell>
              <table:table-cell office:value-type="float" office:value="24">
                <text:p>24</text:p>
              </table:table-cell>
              <table:table-cell office:value-type="float" office:value="0.392447967025038">
                <text:p>0.392447967025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652198106842469">
                <text:p>0.652198106842469</text:p>
              </table:table-cell>
              <table:table-cell office:value-type="float" office:value="25">
                <text:p>25</text:p>
              </table:table-cell>
              <table:table-cell office:value-type="float" office:value="0.479620077768886">
                <text:p>0.479620077768886</text:p>
              </table:table-cell>
              <table:table-cell office:value-type="float" office:value="25">
                <text:p>25</text:p>
              </table:table-cell>
              <table:table-cell office:value-type="float" office:value="0.376468912003573">
                <text:p>0.376468912003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669488532897918">
                <text:p>0.669488532897918</text:p>
              </table:table-cell>
              <table:table-cell office:value-type="float" office:value="26">
                <text:p>26</text:p>
              </table:table-cell>
              <table:table-cell office:value-type="float" office:value="0.447092714338474">
                <text:p>0.447092714338474</text:p>
              </table:table-cell>
              <table:table-cell office:value-type="float" office:value="26">
                <text:p>26</text:p>
              </table:table-cell>
              <table:table-cell office:value-type="float" office:value="0.3734938985249">
                <text:p>0.3734938985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610092017310817">
                <text:p>0.610092017310817</text:p>
              </table:table-cell>
              <table:table-cell office:value-type="float" office:value="27">
                <text:p>27</text:p>
              </table:table-cell>
              <table:table-cell office:value-type="float" office:value="0.429897545033253">
                <text:p>0.429897545033253</text:p>
              </table:table-cell>
              <table:table-cell office:value-type="float" office:value="27">
                <text:p>27</text:p>
              </table:table-cell>
              <table:table-cell office:value-type="float" office:value="0.337764170396224">
                <text:p>0.337764170396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63714642789914">
                <text:p>0.63714642789914</text:p>
              </table:table-cell>
              <table:table-cell office:value-type="float" office:value="28">
                <text:p>28</text:p>
              </table:table-cell>
              <table:table-cell office:value-type="float" office:value="0.424744456178219">
                <text:p>0.424744456178219</text:p>
              </table:table-cell>
              <table:table-cell office:value-type="float" office:value="28">
                <text:p>28</text:p>
              </table:table-cell>
              <table:table-cell office:value-type="float" office:value="0.305141546287516">
                <text:p>0.305141546287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626831702665916">
                <text:p>0.626831702665916</text:p>
              </table:table-cell>
              <table:table-cell office:value-type="float" office:value="29">
                <text:p>29</text:p>
              </table:table-cell>
              <table:table-cell office:value-type="float" office:value="0.381013223501714">
                <text:p>0.381013223501714</text:p>
              </table:table-cell>
              <table:table-cell office:value-type="float" office:value="29">
                <text:p>29</text:p>
              </table:table-cell>
              <table:table-cell office:value-type="float" office:value="0.305510953304128">
                <text:p>0.305510953304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381684407003808">
                <text:p>0.381684407003808</text:p>
              </table:table-cell>
              <table:table-cell office:value-type="float" office:value="30">
                <text:p>30</text:p>
              </table:table-cell>
              <table:table-cell office:value-type="float" office:value="0.26123303493636">
                <text:p>0.26123303493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358905193985202">
                <text:p>0.358905193985202</text:p>
              </table:table-cell>
              <table:table-cell office:value-type="float" office:value="31">
                <text:p>31</text:p>
              </table:table-cell>
              <table:table-cell office:value-type="float" office:value="0.260700882238086">
                <text:p>0.260700882238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37281988732826">
                <text:p>0.37281988732826</text:p>
              </table:table-cell>
              <table:table-cell office:value-type="float" office:value="32">
                <text:p>32</text:p>
              </table:table-cell>
              <table:table-cell office:value-type="float" office:value="0.239710604951841">
                <text:p>0.23971060495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.361994617912033">
                <text:p>0.361994617912033</text:p>
              </table:table-cell>
              <table:table-cell office:value-type="float" office:value="33">
                <text:p>33</text:p>
              </table:table-cell>
              <table:table-cell office:value-type="float" office:value="0.244677816870864">
                <text:p>0.244677816870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25299299179565">
                <text:p>0.225299299179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.20449704194752">
                <text:p>0.20449704194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.182561707743197">
                <text:p>0.182561707743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.166835911476151">
                <text:p>0.166835911476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146744891480403">
                <text:p>0.146744891480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.1257718126207">
                <text:p>0.125771812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